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ambria" svg:font-family="Cambria" style:font-pitch="variable"/>
    <style:font-face style:name="Courier New" svg:font-family="'Courier New'" style:font-pitch="variable"/>
    <style:font-face style:name="DejaVu Sans" svg:font-family="'DejaVu Sans'" style:font-pitch="variable"/>
    <style:font-face style:name="Tahoma" svg:font-family="Tahoma" style:font-pitch="variable"/>
    <style:font-face style:name="Times"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style:font-name-complex="Arial"/>
    </style:style>
    <style:style style:name="P2" style:family="paragraph" style:parent-style-name="Standard">
      <style:paragraph-properties fo:margin-left="0cm" fo:margin-right="3.45cm" fo:text-indent="0cm" style:auto-text-indent="false"/>
      <style:text-properties style:font-name="Arial" fo:font-size="10pt" style:font-size-asian="10pt" style:font-name-complex="Arial"/>
    </style:style>
    <style:style style:name="P3" style:family="paragraph" style:parent-style-name="Standard">
      <style:paragraph-properties fo:margin-left="0cm" fo:margin-right="0cm" fo:line-height="100%" fo:text-indent="0cm" style:auto-text-indent="false"/>
    </style:style>
    <style:style style:name="P4" style:family="paragraph" style:parent-style-name="Standard">
      <style:paragraph-properties fo:margin-left="0cm" fo:margin-right="0cm" fo:line-height="100%" fo:text-indent="0cm" style:auto-text-indent="false"/>
      <style:text-properties style:font-name="Arial" fo:font-size="12pt" fo:font-style="normal" fo:font-weight="bold" fo:background-color="transparent" style:font-size-asian="12pt" style:font-style-asian="normal" style:font-weight-asian="bold" style:font-name-complex="Arial" style:font-size-complex="12pt" style:font-style-complex="normal"/>
    </style:style>
    <style:style style:name="P5" style:family="paragraph" style:parent-style-name="Standard">
      <style:paragraph-properties fo:margin-left="0cm" fo:margin-right="0cm" fo:line-height="100%" fo:text-indent="0cm" style:auto-text-indent="false"/>
      <style:text-properties style:font-name="Arial" fo:font-size="12pt" fo:font-style="normal" fo:background-color="transparent" style:font-size-asian="12pt" style:font-style-asian="normal" style:font-name-complex="Arial" style:font-size-complex="12pt" style:font-style-complex="normal"/>
    </style:style>
    <style:style style:name="P6" style:family="paragraph" style:parent-style-name="Standard">
      <style:paragraph-properties fo:margin-left="0cm" fo:margin-right="0cm" fo:line-height="100%" fo:text-indent="0cm" style:auto-text-indent="false"/>
      <style:text-properties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7" style:family="paragraph" style:parent-style-name="Standard">
      <style:paragraph-properties fo:margin-left="0cm" fo:margin-right="0cm" fo:line-height="100%" fo:text-indent="0cm" style:auto-text-indent="false"/>
      <style:text-properties style:font-name="Arial" fo:font-size="12pt" fo:font-style="normal" fo:background-color="transparent" style:font-size-asian="12pt" style:font-style-asian="normal" style:font-name-complex="Arial" style:font-size-complex="12pt" style:font-style-complex="normal"/>
    </style:style>
    <style:style style:name="P8" style:family="paragraph" style:parent-style-name="Standard">
      <style:paragraph-properties fo:margin-left="0cm" fo:margin-right="0cm" fo:line-height="100%" fo:text-indent="0cm" style:auto-text-indent="false"/>
      <style:text-properties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9" style:family="paragraph" style:parent-style-name="Standard">
      <style:paragraph-properties fo:margin-left="1cm" fo:margin-right="0cm" fo:line-height="100%" fo:text-indent="0cm" style:auto-text-indent="false"/>
      <style:text-properties style:font-name="Arial" fo:font-size="12pt" fo:font-style="italic" fo:background-color="transparent" style:font-size-asian="12pt" style:font-style-asian="italic" style:font-name-complex="Arial" style:font-size-complex="12pt" style:font-style-complex="italic"/>
    </style:style>
    <style:style style:name="P10" style:family="paragraph" style:parent-style-name="Standard">
      <style:paragraph-properties fo:margin-left="1cm" fo:margin-right="0cm" fo:line-height="100%" fo:text-indent="0cm" style:auto-text-indent="false"/>
      <style:text-properties style:font-name="Arial" fo:font-size="12pt" fo:font-style="italic" fo:font-weight="normal" fo:background-color="transparent" style:font-size-asian="12pt" style:font-style-asian="italic" style:font-weight-asian="normal" style:font-name-complex="Arial" style:font-size-complex="12pt" style:font-style-complex="italic" style:font-weight-complex="normal"/>
    </style:style>
    <style:style style:name="T1" style:family="text">
      <style:text-properties style:font-name="Arial" fo:font-size="12pt" fo:font-style="normal" fo:background-color="transparent" loext:char-shading-value="0" style:font-size-asian="12pt" style:font-style-asian="normal" style:font-name-complex="Arial" style:font-size-complex="12pt" style:font-style-complex="normal"/>
    </style:style>
    <style:style style:name="T2" style:family="text">
      <style:text-properties style:font-name="Arial" fo:font-size="12pt" fo:font-style="normal" fo:font-weight="normal" fo:background-color="transparent" loext:char-shading-value="0" style:font-size-asian="12pt" style:font-style-asian="normal" style:font-weight-asian="normal" style:font-name-complex="Arial" style:font-size-complex="12pt" style:font-style-complex="normal" style:font-weight-complex="normal"/>
    </style:style>
    <style:style style:name="T3" style:family="text">
      <style:text-properties officeooo:rsid="000d7703"/>
    </style:style>
    <style:style style:name="T4" style:family="text">
      <style:text-properties officeooo:rsid="000ead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_GoBack"/>TMS USERS TEST <text:span text:style-name="T3">(UoReading, &gt;2011) </text:span>DATE______ NAME_____________________</text:p>
      <text:p text:style-name="P4"/>
      <text:p text:style-name="P4">Section A: Basic mechanisms of TMS</text:p>
      <text:p text:style-name="P5"/>
      <text:p text:style-name="P6">Describe briefly how TMS works (i.e., how the TMS coil affects/stimulates the brain)</text:p>
      <text:p text:style-name="P6"/>
      <text:p text:style-name="P10">Answer should include some of the following:</text:p>
      <text:p text:style-name="P10">The rapidly changing electrical current creates a rapidly changing magnetic field</text:p>
      <text:p text:style-name="P10">The magnetic field penetrates the scalp, skull, and meninges</text:p>
      <text:p text:style-name="P10">Neurons underneath the coil will be stimulated</text:p>
      <text:p text:style-name="P10">Stimu<text:span text:style-name="T4">l</text:span>ation depends on the orientation of neuronal processes (dendrites, axons) with respect to the magnetic field/gradient</text:p>
      <text:p text:style-name="P6"/>
      <text:p text:style-name="P6"/>
      <text:p text:style-name="P5">Name the most common forms of TMS</text:p>
      <text:p text:style-name="P5"/>
      <text:p text:style-name="P5">What are the four main parameters that define different types of TMS?</text:p>
      <text:p text:style-name="P5"/>
      <text:p text:style-name="P9">Answer should include three of the following:</text:p>
      <text:p text:style-name="P9">Intensity</text:p>
      <text:p text:style-name="P9">Frequency</text:p>
      <text:p text:style-name="P9">Duration</text:p>
      <text:p text:style-name="P9">Inter-train interval</text:p>
      <text:p text:style-name="P5"/>
      <text:p text:style-name="P5">How might the intensity of TMS be adjusted for different participants?</text:p>
      <text:p text:style-name="P5"/>
      <text:p text:style-name="P9">Answer might include:</text:p>
      <text:p text:style-name="P9">By finding their (resting or active) motor threshold &amp; setting intensity as a % of this (e.g., for stimulation of motor cortex)</text:p>
      <text:p text:style-name="P9">By finding their phosphene threshold &amp; setting intensity as a % of this (e.g., for stimulation of visual cortex)</text:p>
      <text:p text:style-name="P9">By using the distance between the scalp and the cortex for your region of interest</text:p>
      <text:p text:style-name="P9">There is no need to adjust the intensity unless you have a valid reason to / hypothesis / unless you are stimulating motor/visual cortex</text:p>
      <text:p text:style-name="P9">In order to minimise unwanted side-effects such as muscle twitches</text:p>
      <text:p text:style-name="P5"/>
      <text:p text:style-name="P5">What is the difference between low-frequency ('slow') and high-frequency ('rapid') rTMS?</text:p>
      <text:p text:style-name="P5"/>
      <text:p text:style-name="P9">Answer must include:</text:p>
      <text:p text:style-name="P9">Low frequency is up to and including 1Hz</text:p>
      <text:p text:style-name="P9">High frequency is over 1Hz</text:p>
      <text:p text:style-name="P5"/>
      <text:p text:style-name="P5">What is the minimum separation in time between successive TMS pulses for a 'single-pulse TMS' experiment?</text:p>
      <text:p text:style-name="P5"/>
      <text:p text:style-name="P9">10 seconds (i.e.,0.1Hz)</text:p>
      <text:p text:style-name="P5"/>
      <text:p text:style-name="P5">What is sham TMS?</text:p>
      <text:p text:style-name="P5"/>
      <text:p text:style-name="P5">What is 'patterned rTMS'?</text:p>
      <text:p text:style-name="P5"><text:soft-page-break/></text:p>
      <text:p text:style-name="P9">A number of short trains of high-frequency rTMS, with each train separated by an inter-train interval. One common form is theta-burst TMS, in which 3 pulses at 50Hz are given every 200ms (at 5Hz). (slight variation from these parameters (pulses, frequencies) in the answer is fine)</text:p>
      <text:p text:style-name="P5"/>
      <text:p text:style-name="P5">What is the difference between single-pulse and repetitive TMS, and what might they be used for?</text:p>
      <text:p text:style-name="P5"/>
      <text:p text:style-name="P5"/>
      <text:p text:style-name="P4">Section B: Types of TMS studies, general safety and ethical considerations</text:p>
      <text:p text:style-name="P6"/>
      <text:p text:style-name="P6">What are Class 1 TMS studies?</text:p>
      <text:p text:style-name="P6"/>
      <text:p text:style-name="P6">What are Class 2 TMS studies?</text:p>
      <text:p text:style-name="P6"/>
      <text:p text:style-name="P6">What are Class 3 TMS studies?</text:p>
      <text:p text:style-name="P6"/>
      <text:p text:style-name="P6">What items should not be taken within 50cm of the TMS stimulating coil?</text:p>
      <text:p text:style-name="P6"/>
      <text:p text:style-name="P6">What is a good estimate of the maximum number of TMS pulses that an individual should receive in a session of single-pulse TMS?</text:p>
      <text:p text:style-name="P6"/>
      <text:p text:style-name="P10">~1800 (based on the absence of any effects of 1Hz rTMS at 100% of motor threshold)</text:p>
      <text:p text:style-name="P6"/>
      <text:p text:style-name="P6">Why must ear protection be worn during TMS?</text:p>
      <text:p text:style-name="P6"/>
      <text:p text:style-name="P10">Because the noise from the TMS coil during discharge can exceed 140dB, which is the maximum safety limit for impulsive noise</text:p>
      <text:p text:style-name="P6"/>
      <text:p text:style-name="P6">What must a participant do before they are permitted to take part in a TMS experiment?</text:p>
      <text:p text:style-name="P6"/>
      <text:p text:style-name="P6">How must the participant Screening Form be administered?</text:p>
      <text:p text:style-name="P6"/>
      <text:p text:style-name="P6">How many TMS experiments can a participant undergo during one day?</text:p>
      <text:p text:style-name="P6"/>
      <text:p text:style-name="P6">You are scheduled to run an experiment with an authorised TMS user, but they are unable to attend. You have completed 10 hours of training but are not yet an authorised user. Can you run the study alone?</text:p>
      <text:p text:style-name="P6"/>
      <text:p text:style-name="P10">BOTH the following required:</text:p>
      <text:p text:style-name="P10">No. You can only run a study if at least two people are present</text:p>
      <text:p text:style-name="P10">At least one of those present must be an authorised user</text:p>
      <text:p text:style-name="P6"/>
      <text:p text:style-name="P6">A participant tells you that they have a skin problem which means they cannot wear earplugs during the experiment. What do you do?</text:p>
      <text:p text:style-name="P6"/>
      <text:p text:style-name="P6"><text:soft-page-break/>You are running your second TMS study. A participant arrives who participated in your last study (a few months ago). Do they need to complete the Screening Form, as you screened them previously?</text:p>
      <text:p text:style-name="P6"/>
      <text:p text:style-name="P6">How many TMS experiments can a participant undergo during one day?</text:p>
      <text:p text:style-name="P6"/>
      <text:p text:style-name="P6">What must a person do before they can become an authorised user of TMS?</text:p>
      <text:p text:style-name="P6"/>
      <text:p text:style-name="P6">You are scheduled to run an experiment with an authorised TMS user, but they are unable to attend. You have completed 10 hours of training but are not yet an authorised user. Can you run the study alone?</text:p>
      <text:p text:style-name="P6"/>
      <text:p text:style-name="P6">How must the participant Screening Form be administered?</text:p>
      <text:p text:style-name="P4"/>
      <text:p text:style-name="P4"/>
      <text:p text:style-name="P4">Section C: Medical contra-indications and common side-effects</text:p>
      <text:p text:style-name="P4"/>
      <text:p text:style-name="P3"><text:span text:style-name="T1">Name 3 </text:span><text:span text:style-name="T2">common</text:span><text:span text:style-name="T1"> side effects of TMS.</text:span></text:p>
      <text:p text:style-name="P5"/>
      <text:p text:style-name="P5">Name 5 conditions which would prevent a volunteer from participating in a TMS study?</text:p>
      <text:p text:style-name="P5"/>
      <text:p text:style-name="P5">During screening, a participant tells you that they are on prescribed medication for a health problem. You have not heard of the medication, but it is not listed in the screening information drugs list. What do you do?</text:p>
      <text:p text:style-name="P5"/>
      <text:p text:style-name="P5">A participant tells you that he is not epileptic, but that he suffered a seizure 6 months ago. Should he be permitted to undergo TMS?</text:p>
      <text:p text:style-name="P5"/>
      <text:p text:style-name="P5">A participant only violates one of the screening participation criteria: she has a cochlear implant. Under what conditions could this participant be allowed to take part in a TMS study?</text:p>
      <text:p text:style-name="P5"/>
      <text:p text:style-name="P5">When you are screening a participant, they tell you that they have consumed alcohol within the last 24 hours. Should this participant be permitted to take part in the study Why?</text:p>
      <text:p text:style-name="P5"/>
      <text:p text:style-name="P5">During screening, a participant tells you that they are on prescribed medication for a health problem. You have not heard of the medication, but it is not listed in the screening information drugs list. What do you do?</text:p>
      <text:p text:style-name="P5"/>
      <text:p text:style-name="P5">A participant only violates one of the screening participation criteria: she has a cochlear implant. Under what conditions could this participant be allowed to take part in a TMS study?</text:p>
      <text:p text:style-name="P5"/>
      <text:p text:style-name="P5"/>
      <text:p text:style-name="P4">Section D: Dealing with discomfort, side-effects, and emergencies</text:p>
      <text:p text:style-name="P4"/>
      <text:p text:style-name="P5">A participant experiences discomfort during an experiment, but says that they feel completely fine when they leave. Does this need to be documented and reported to the TMS committee?</text:p>
      <text:p text:style-name="P5"/>
      <text:p text:style-name="P5"><text:soft-page-break/>What information must be documented in the case of adverse TMS effects?</text:p>
      <text:p text:style-name="P5"/>
      <text:p text:style-name="P5">If a participant has a seizure during an experiment you are running, what must be done (immediately and following the incident)?</text:p>
      <text:p text:style-name="P5"/>
      <text:p text:style-name="P5">What are the visible signs of spreading cortical excitability?</text:p>
      <text:p text:style-name="P5"/>
      <text:p text:style-name="P5">What should you do if you notice signs of cortical excitability in a participant during a TMS experi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ambria" svg:font-family="Cambria" style:font-pitch="variable"/>
    <style:font-face style:name="Courier New" svg:font-family="'Courier New'" style:font-pitch="variable"/>
    <style:font-face style:name="DejaVu Sans" svg:font-family="'DejaVu Sans'" style:font-pitch="variable"/>
    <style:font-face style:name="Tahoma" svg:font-family="Tahoma" style:font-pitch="variable"/>
    <style:font-face style:name="Times"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language="en" fo:country="G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loext:contextual-spacing="false" fo:text-indent="-0.762cm" style:auto-text-indent="false" fo:keep-with-next="always"/>
      <style:text-properties style:font-name="Cambria" fo:font-family="Cambria" style:font-pitch="variable" fo:font-size="16pt" fo:font-weight="bold" style:letter-kerning="true" style:font-size-asian="16pt" style:font-weight-asian="bold" style:font-name-complex="Cambria" style:font-family-complex="Cambria" style:font-pitch-complex="variable" style:font-size-complex="16pt" style:font-weight-complex="bold"/>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_20__28_user_29_" style:display-name="Frame contents (user)" style:family="paragraph" style:parent-style-name="Text_20_body"/>
    <style:style style:name="Address" style:family="paragraph" style:parent-style-name="Standard">
      <style:paragraph-properties fo:margin-top="0.212cm" fo:margin-bottom="0cm" loext:contextual-spacing="false" style:line-height-at-least="0.406cm" fo:orphans="0" fo:widows="0" fo:hyphenation-ladder-count="no-limit" style:text-autospace="none" style:vertical-align="baseline"/>
      <style:text-properties fo:color="#000000" fo:font-size="10pt" style:font-size-asian="10pt" style:font-size-complex="9pt" fo:hyphenate="true" fo:hyphenation-remain-char-count="2" fo:hyphenation-push-char-count="2"/>
    </style:style>
    <style:style style:name="Contact_20_info" style:display-name="Contact info" style:family="paragraph" style:parent-style-name="Standard">
      <style:paragraph-properties fo:margin-top="0.212cm" fo:margin-bottom="0cm" loext:contextual-spacing="false" style:line-height-at-least="0.406cm" fo:orphans="0" fo:widows="0" fo:hyphenation-ladder-count="no-limit" style:text-autospace="none" style:vertical-align="baseline"/>
      <style:text-properties fo:color="#000000" fo:font-size="10pt" style:font-size-asian="10pt" style:font-size-complex="9pt" fo:hyphenate="true" fo:hyphenation-remain-char-count="2" fo:hyphenation-push-char-count="2"/>
    </style:style>
    <style:style style:name="Normal_20__28_Web_29_" style:display-name="Normal (Web)" style:family="paragraph" style:parent-style-name="Standard">
      <style:paragraph-properties fo:margin-top="0.494cm" fo:margin-bottom="0.494cm" loext:contextual-spacing="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text-properties fo:language="en" fo:country="US"/>
    </style:style>
    <style:style style:name="refs" style:family="paragraph" style:parent-style-name="Standard">
      <style:paragraph-properties fo:margin-left="0.4cm" fo:margin-right="0cm" style:line-height-at-least="0.423cm" fo:orphans="0" fo:widows="0" fo:text-indent="-0.4cm" style:auto-text-indent="false" style:text-autospace="none" style:punctuation-wrap="simple" style:vertical-align="baseline"/>
      <style:text-properties fo:font-size="10pt" fo:language="en" fo:country="GB" style:font-size-asian="10pt" style:font-name-complex="Times" style:font-family-complex="Times, 'Times New Roman'" style:font-pitch-complex="variable" style:font-size-complex="10pt"/>
    </style:style>
    <style:style style:name="Comment_20_Text" style:display-name="Comment Text" style:family="paragraph" style:parent-style-name="Standard">
      <style:text-properties fo:font-size="10pt" fo:language="none" fo:country="none" style:font-size-asian="10pt" style:font-size-complex="10pt"/>
    </style:style>
    <style:style style:name="Comment_20_Subject" style:display-name="Comment Subject" style:family="paragraph" style:parent-style-name="Comment_20_Text" style:next-style-name="Comment_20_Text">
      <style:text-properties fo:language="none" fo:country="none" fo:font-weight="bold" style:font-weight-asian="bold" style:font-weight-complex="bold"/>
    </style:style>
    <style:style style:name="Revision" style:family="paragraph">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GB" style:font-name-asian="Arial" style:font-family-asian="Arial"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fo:font-size="12pt" fo:font-weight="normal" style:font-size-asian="12pt" style:font-weight-asian="normal"/>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fo:font-size="12pt" fo:font-weight="normal" style:font-size-asian="12pt" style:font-weight-asian="normal"/>
    </style:style>
    <style:style style:name="WW8Num7z1" style:family="text">
      <style:text-properties style:font-name="Symbol" fo:font-family="Symbol" style:font-pitch="variable" style:font-charset="x-symbol" fo:font-size="12pt" fo:font-weight="normal" style:font-size-asian="12pt" style:font-weight-asian="normal" style:font-name-complex="Symbol" style:font-family-complex="Symbol" style:font-pitch-complex="variable" style:font-charset-complex="x-symbol"/>
    </style:style>
    <style:style style:name="WW8Num7z2" style:family="text">
      <style:text-properties fo:font-size="12pt" fo:font-weight="normal" style:font-size-asian="12pt" style:font-weight-asian="norma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fo:font-size="12pt" fo:font-weight="normal" style:font-size-asian="12pt" style:font-weight-asian="normal"/>
    </style:style>
    <style:style style:name="Default_20_Paragraph_20_Font" style:display-name="Default Paragraph Font" style:family="text"/>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fo:font-size="12pt" fo:font-weight="normal" style:font-size-asian="12pt" style:font-weight-asian="normal"/>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1" style:family="text">
      <style:text-properties fo:font-size="12pt" fo:font-weight="normal" style:font-size-asian="12pt" style:font-weight-asian="normal"/>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font-size="14pt" fo:font-weight="bold" style:font-size-asian="14pt" style:font-weight-asian="bold" style:font-size-complex="14pt"/>
    </style:style>
    <style:style style:name="WW8Num13z1" style:family="text">
      <style:text-properties fo:font-size="12pt" fo:font-weight="normal" style:font-size-asian="12pt" style:font-weight-asian="normal"/>
    </style:style>
    <style:style style:name="WW8Num15z1" style:family="text">
      <style:text-properties fo:font-size="12pt" fo:font-weight="normal" style:font-size-asian="12pt" style:font-weight-asian="normal"/>
    </style:style>
    <style:style style:name="WW8Num1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Symbol" fo:font-family="Symbol" style:font-pitch="variable" style:font-charset="x-symbol" fo:font-size="12pt" fo:font-weight="normal" style:font-size-asian="12pt" style:font-weight-asian="normal" style:font-name-complex="Symbol" style:font-family-complex="Symbol" style:font-pitch-complex="variable" style:font-charset-complex="x-symbol"/>
    </style:style>
    <style:style style:name="WW8Num18z2" style:family="text">
      <style:text-properties fo:font-size="12pt" fo:font-weight="normal" style:font-size-asian="12pt" style:font-weight-asian="norma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fo:font-size="12pt" fo:font-weight="normal" style:font-size-asian="12pt" style:font-weight-asian="normal"/>
    </style:style>
    <style:style style:name="WW8Num2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6z1" style:family="text">
      <style:text-properties style:font-name="Courier New" fo:font-family="'Courier New'" style:font-pitch="variable" style:font-name-complex="Courier New" style:font-family-complex="'Courier New'" style:font-pitch-complex="variable"/>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fo:font-size="14pt" fo:font-weight="bold" style:font-size-asian="14pt" style:font-weight-asian="bold" style:font-size-complex="14pt"/>
    </style:style>
    <style:style style:name="WW8Num27z1" style:family="text">
      <style:text-properties fo:font-size="12pt" fo:font-weight="normal" style:font-size-asian="12pt" style:font-weight-asian="normal"/>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5z3" style:family="text">
      <style:text-properties style:font-name="Symbol" fo:font-family="Symbol" style:font-pitch="variable" style:font-charset="x-symbol" style:font-name-complex="Symbol" style:font-family-complex="Symbol" style:font-pitch-complex="variable" style:font-charset-complex="x-symbol"/>
    </style:style>
    <style:style style:name="WW-Default_20_Paragraph_20_Font" style:display-name="WW-Default Paragraph Font" style:family="text"/>
    <style:style style:name="Body_20_Text_20_Char" style:display-name="Body Text Char" style:family="text">
      <style:text-properties fo:font-size="12pt" style:font-size-asian="12pt" style:font-size-complex="12pt"/>
    </style:style>
    <style:style style:name="Body_20_Text_20_3_20_Char" style:display-name="Body Text 3 Char" style:family="text">
      <style:text-properties fo:font-size="8pt" fo:language="en" fo:country="US" style:font-size-asian="8pt" style:font-size-complex="8pt"/>
    </style:style>
    <style:style style:name="Header_20_Char" style:display-name="Header Char" style:family="text">
      <style:text-properties fo:font-size="12pt" fo:language="en" fo:country="US" style:font-size-asian="12pt" style:font-size-complex="12pt"/>
    </style:style>
    <style:style style:name="Footer_20_Char" style:display-name="Footer Char" style:family="text">
      <style:text-properties fo:font-size="12pt" fo:language="en" fo:country="US" style:font-size-asian="12pt" style:font-size-complex="12pt"/>
    </style:style>
    <style:style style:name="Heading_20_1_20_Char" style:display-name="Heading 1 Char" style:family="text">
      <style:text-properties style:font-name="Cambria" fo:font-family="Cambria" style:font-pitch="variable" fo:font-size="16pt" fo:language="en" fo:country="U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Contact_20_method" style:display-name="Contact method" style:family="text">
      <style:text-properties style:text-position="0% 100%"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9pt"/>
    </style:style>
    <style:style style:name="_27__2b__27__20_in_20_Contact_20_info" style:display-name="'+' in Contact info" style:family="text">
      <style:text-properties style:text-position="0% 100%" fo:font-size="12pt" style:font-size-asian="12pt"/>
    </style:style>
    <style:style style:name="Body_20_Text_20_Indent_20_Char" style:display-name="Body Text Indent Char" style:family="text">
      <style:text-properties fo:font-size="12pt" fo:language="en" fo:country="US" style:font-size-asian="12pt" style:font-size-complex="12pt"/>
    </style:style>
    <style:style style:name="apple-style-span" style:family="text"/>
    <style:style style:name="standardtext" style:family="tex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complex="Arial"/>
    </style:style>
    <style:style style:name="MP2" style:family="paragraph" style:parent-style-name="Standard">
      <style:paragraph-properties fo:margin-left="0cm" fo:margin-right="3.45cm" fo:text-indent="0cm" style:auto-text-indent="false"/>
      <style:text-properties style:font-name="Arial" fo:font-size="10pt" style:font-size-asian="10pt" style:font-name-complex="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text:page-number text:select-page="current">3</text:page-number></text:p>
        <text:p text:style-name="MP2"/>
      </style:footer>
      <style:footer-left>
        <text:p text:style-name="MP1"><text:page-number text:select-page="current">4</text:page-number></text:p>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MS SAFETY GUIDELINES</dc:title>
    <meta:initial-creator>ncooper</meta:initial-creator>
    <meta:creation-date>2011-06-20T15:47:00</meta:creation-date>
    <dc:date>2023-10-13T10:57:13.110094578</dc:date>
    <meta:print-date>2011-04-27T17:52:00</meta:print-date>
    <meta:editing-cycles>10</meta:editing-cycles>
    <meta:editing-duration>PT26M30S</meta:editing-duration>
    <meta:generator>LibreOffice/6.0.7.3$Linux_X86_64 LibreOffice_project/00m0$Build-3</meta:generator>
    <meta:document-statistic meta:table-count="0" meta:image-count="0" meta:object-count="0" meta:page-count="4" meta:paragraph-count="71" meta:word-count="985" meta:character-count="5866" meta:non-whitespace-character-count="4952"/>
  </office:meta>
</office:document-meta>
</file>